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e6e6e6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93cm"/>
    </style:style>
    <style:style style:name="gr4" style:family="graphic" style:parent-style-name="standard">
      <style:graphic-properties draw:stroke="none" svg:stroke-color="#000000" draw:fill="none" draw:fill-color="#ffffff" fo:min-height="0.85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stroke="solid" svg:stroke-width="0.05cm" draw:marker-start-width="0.28cm" draw:marker-end="Rounded_20_short_20_Arrow" draw:marker-end-width="0.3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cm" draw:marker-start-width="0.28cm" draw:marker-end="Rounded_20_short_20_Arrow" draw:marker-end-width="0.3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412cm"/>
    </style:style>
    <style:style style:name="gr9" style:family="graphic" style:parent-style-name="standard">
      <style:graphic-properties draw:stroke="none" svg:stroke-color="#000000" draw:fill="none" draw:fill-color="#ffffff" fo:min-height="0.106cm"/>
    </style:style>
    <style:style style:name="gr10" style:family="graphic" style:parent-style-name="objectwithoutfill">
      <style:graphic-properties draw:stroke="solid" draw:stroke-dash="Ultrafine_20_Dashed" svg:stroke-width="0.05cm" draw:marker-start-width="0.28cm" draw:marker-end="Rounded_20_short_20_Arrow" draw:marker-end-width="0.3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draw:stroke="dash" draw:stroke-dash="Fine_20_Dashed_20__28_var_29_" svg:stroke-width="0.05cm" svg:stroke-color="#000000" draw:marker-start-width="0.28cm" draw:marker-end="Rounded_20_short_20_Arrow" draw:marker-end-width="0.38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01cm" svg:height="3.231cm" svg:x="0.127cm" svg:y="6.5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701cm" svg:height="3.302cm" svg:x="0.127cm" svg:y="2.0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937cm" svg:height="1.524cm" svg:x="0.851cm" svg:y="3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759cm" svg:height="1.165cm" svg:x="0.951cm" svg:y="0.781cm">
          <draw:text-box>
            <text:p text:style-name="P1"><text:span text:style-name="T1">Original Version of Web Application</text:span></text:p>
          </draw:text-box>
        </draw:frame>
        <draw:frame draw:style-name="gr4" draw:text-style-name="P3" draw:layer="layout" svg:width="4.491cm" svg:height="1.775cm" svg:x="0.57cm" svg:y="2.878cm">
          <draw:text-box>
            <text:p text:style-name="P1"><text:span text:style-name="T2">(1)</text:span></text:p>
            <text:p text:style-name="P1"><text:span text:style-name="T2">Intercept/Instrument JavaScript Code</text:span></text:p>
          </draw:text-box>
        </draw:frame>
        <draw:custom-shape draw:style-name="gr2" draw:text-style-name="P1" draw:layer="layout" svg:width="3.937cm" svg:height="1.524cm" svg:x="6.058cm" svg:y="2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491cm" svg:height="1.267cm" svg:x="5.777cm" svg:y="3.04cm">
          <draw:text-box>
            <text:p text:style-name="P1"><text:span text:style-name="T2">(2)</text:span></text:p>
            <text:p text:style-name="P1"><text:span text:style-name="T2">Run web Application</text:span></text:p>
          </draw:text-box>
        </draw:frame>
        <draw:custom-shape draw:style-name="gr2" draw:text-style-name="P1" draw:layer="layout" svg:width="3.937cm" svg:height="1.524cm" svg:x="11.338cm" svg:y="2.9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064cm" svg:height="1.267cm" svg:x="11.257cm" svg:y="3.013cm">
          <draw:text-box>
            <text:p text:style-name="P1"><text:span text:style-name="T2">(3)</text:span></text:p>
            <text:p text:style-name="P1"><text:span text:style-name="T2">Generate Traces</text:span></text:p>
          </draw:text-box>
        </draw:frame>
        <draw:custom-shape draw:style-name="gr2" draw:text-style-name="P1" draw:id="id1" draw:layer="layout" svg:width="3.937cm" svg:height="1.524cm" svg:x="16.567cm" svg:y="2.9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621cm" svg:height="1.267cm" svg:x="16.229cm" svg:y="3.013cm">
          <draw:text-box>
            <text:p text:style-name="P1"><text:span text:style-name="T2">(4)</text:span></text:p>
            <text:p text:style-name="P1"><text:span text:style-name="T2">Detecting Invariants</text:span></text:p>
          </draw:text-box>
        </draw:frame>
        <draw:line draw:style-name="gr6" draw:text-style-name="P1" draw:layer="layout" svg:x1="4.837cm" svg:y1="3.802cm" svg:x2="6.107cm" svg:y2="3.802cm">
          <text:p/>
        </draw:line>
        <draw:line draw:style-name="gr6" draw:text-style-name="P1" draw:layer="layout" svg:x1="10.044cm" svg:y1="3.802cm" svg:x2="11.314cm" svg:y2="3.802cm">
          <text:p/>
        </draw:line>
        <draw:line draw:style-name="gr6" draw:text-style-name="P1" draw:layer="layout" svg:x1="15.337cm" svg:y1="3.802cm" svg:x2="16.607cm" svg:y2="3.802cm">
          <text:p/>
        </draw:line>
        <draw:line draw:style-name="gr7" draw:text-style-name="P1" draw:layer="layout" svg:x1="2.788cm" svg:y1="1.862cm" svg:x2="2.788cm" svg:y2="3.005cm">
          <text:p/>
        </draw:line>
        <draw:connector draw:style-name="gr6" draw:text-style-name="P1" draw:layer="layout" svg:x1="18.535cm" svg:y1="4.483cm" svg:x2="0.851cm" svg:y2="3.786cm" draw:start-shape="id1" draw:start-glue-point="2" draw:end-shape="id2" draw:end-glue-point="3" svg:d="m18535 4483v567h-18186v-1264h502">
          <text:p/>
        </draw:connector>
        <draw:custom-shape draw:style-name="gr2" draw:text-style-name="P1" draw:layer="layout" svg:width="3.937cm" svg:height="1.524cm" svg:x="0.767cm" svg:y="7.6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id="id3" draw:layer="layout" svg:width="4.753cm" svg:height="1.267cm" svg:x="0.327cm" svg:y="7.739cm">
          <draw:text-box>
            <text:p text:style-name="P1"><text:span text:style-name="T2">(5)</text:span></text:p>
            <text:p text:style-name="P1"><text:span text:style-name="T2">Covert to Assertions</text:span></text:p>
          </draw:text-box>
        </draw:frame>
        <draw:custom-shape draw:style-name="gr2" draw:text-style-name="P1" draw:layer="layout" svg:width="3.937cm" svg:height="1.524cm" svg:x="6.047cm" svg:y="7.6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4.48cm" svg:height="1.775cm" svg:x="5.766cm" svg:y="7.486cm">
          <draw:text-box>
            <text:p text:style-name="P1"><text:span text:style-name="T2">(6)</text:span></text:p>
            <text:p text:style-name="P1"><text:span text:style-name="T2">Run Original Version of Application</text:span></text:p>
          </draw:text-box>
        </draw:frame>
        <draw:custom-shape draw:style-name="gr2" draw:text-style-name="P1" draw:layer="layout" svg:width="3.937cm" svg:height="1.524cm" svg:x="11.389cm" svg:y="7.5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064cm" svg:height="1.267cm" svg:x="11.308cm" svg:y="7.721cm">
          <draw:text-box>
            <text:p text:style-name="P1"><text:span text:style-name="T2">(7)</text:span></text:p>
            <text:p text:style-name="P1"><text:span text:style-name="T2">Log Output</text:span></text:p>
          </draw:text-box>
        </draw:frame>
        <draw:line draw:style-name="gr10" draw:text-style-name="P1" draw:layer="layout" svg:x1="4.753cm" svg:y1="8.475cm" svg:x2="6.023cm" svg:y2="8.475cm">
          <text:p/>
        </draw:line>
        <draw:frame draw:style-name="gr11" draw:text-style-name="P2" draw:layer="layout" svg:width="3.937cm" svg:height="0.708cm" svg:x="8.086cm" svg:y="5.497cm">
          <draw:text-box>
            <text:p text:style-name="P1"><text:span text:style-name="T1">Inferred Invariants</text:span></text:p>
          </draw:text-box>
        </draw:frame>
        <draw:line draw:style-name="gr10" draw:text-style-name="P1" draw:layer="layout" svg:x1="10.053cm" svg:y1="8.475cm" svg:x2="11.323cm" svg:y2="8.475cm">
          <text:p/>
        </draw:line>
        <draw:custom-shape draw:style-name="gr2" draw:text-style-name="P1" draw:layer="layout" svg:width="3.937cm" svg:height="1.524cm" svg:x="16.589cm" svg:y="7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4.03cm" svg:height="1.775cm" svg:x="16.508cm" svg:y="7.422cm">
          <draw:text-box>
            <text:p text:style-name="P1"><text:span text:style-name="T2">(8)</text:span></text:p>
            <text:p text:style-name="P1"><text:span text:style-name="T2">Removing Violated Invariants</text:span></text:p>
          </draw:text-box>
        </draw:frame>
        <draw:line draw:style-name="gr10" draw:text-style-name="P1" draw:layer="layout" svg:x1="15.353cm" svg:y1="8.475cm" svg:x2="16.623cm" svg:y2="8.475cm">
          <text:p/>
        </draw:line>
        <draw:connector draw:style-name="gr12" draw:text-style-name="P1" draw:layer="layout" svg:x1="18.535cm" svg:y1="4.483cm" svg:x2="2.703cm" svg:y2="7.739cm" draw:start-shape="id1" draw:start-glue-point="2" draw:end-shape="id3" draw:end-glue-point="0" svg:d="m18535 4483v1629h-15832v1627">
          <text:p/>
        </draw:connector>
        <draw:frame draw:style-name="gr13" draw:text-style-name="P2" draw:layer="layout" svg:width="8.093cm" svg:height="0.758cm" svg:x="12.781cm" svg:y="1.878cm">
          <draw:text-box>
            <text:p text:style-name="P1"><text:span text:style-name="T1">JavaScript Tracing and Invariant Generation </text:span></text:p>
          </draw:text-box>
        </draw:frame>
        <draw:frame draw:style-name="gr13" draw:text-style-name="P2" draw:layer="layout" svg:width="2.017cm" svg:height="0.758cm" svg:x="18.684cm" svg:y="6.478cm">
          <draw:text-box>
            <text:p text:style-name="P1"><text:span text:style-name="T1">Filte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4cm" fo:margin-bottom="0.03cm" fo:margin-left="0cm" fo:margin-right="0cm" fo:page-width="21.01cm" fo:page-height="10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abnam </meta:initial-creator>
    <meta:creation-date>2012-02-14T10:52:50</meta:creation-date>
    <meta:generator>OpenOffice.org/3.2$Unix OpenOffice.org_project/320m19$Build-9505</meta:generator>
    <dc:date>2012-02-17T11:15:29</dc:date>
    <dc:creator>Shabnam Mirshokraie</dc:creator>
    <meta:editing-duration>PT00H51M38S</meta:editing-duration>
    <meta:editing-cycles>23</meta:editing-cycles>
    <meta:document-statistic meta:object-count="31"/>
  </office:meta>
</office:document-meta>
</file>